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2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1p</text:p>
          </table:table-cell>
          <table:table-cell table:style-name="ce1" office:value-type="string" calcext:value-type="string">
            <text:p>d2p</text:p>
          </table:table-cell>
          <table:table-cell table:style-name="ce1" office:value-type="string" calcext:value-type="string">
            <text:p>d3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d1o</text:p>
          </table:table-cell>
          <table:table-cell table:style-name="ce1" office:value-type="string" calcext:value-type="string">
            <text:p>d2o</text:p>
          </table:table-cell>
          <table:table-cell table:style-name="ce1" office:value-type="string" calcext:value-type="string">
            <text:p>d3o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Fagus sylvatica</text:p>
          </table:table-cell>
          <table:table-cell office:value-type="string" calcext:value-type="string">
            <text:p>Carpinus betulus</text:p>
          </table:table-cell>
          <table:table-cell office:value-type="string" calcext:value-type="string">
            <text:p>Tilia cordata</text:p>
          </table:table-cell>
          <table:table-cell office:value-type="string" calcext:value-type="string">
            <text:p>Tilia platyphyllos</text:p>
          </table:table-cell>
          <table:table-cell office:value-type="string" calcext:value-type="string">
            <text:p>Fraxinus excelsior</text:p>
          </table:table-cell>
          <table:table-cell table:number-columns-repeated="2"/>
          <table:table-cell office:value-type="string" calcext:value-type="string">
            <text:p>Robinia pseudoaca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ylus avellana</text:p>
          </table:table-cell>
          <table:table-cell office:value-type="string" calcext:value-type="string">
            <text:p>Ulmus sp.</text:p>
          </table:table-cell>
          <table:table-cell office:value-type="string" calcext:value-type="string">
            <text:p>Castanea sativa</text:p>
          </table:table-cell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+</text:p>
          </table:table-cell>
          <table:table-cell office:value-type="string" calcext:value-type="string">
            <text:p>Salix sp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4+</text:p>
          </table:table-cell>
          <table:table-cell office:value-type="string" calcext:value-type="string">
            <text:p>Malus domestica</text:p>
          </table:table-cell>
          <table:table-cell office:value-type="string" calcext:value-type="string">
            <text:p>Prunus avium</text:p>
          </table:table-cell>
          <table:table-cell office:value-type="string" calcext:value-type="string">
            <text:p>Pyrus communis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Sorbus aucupa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5+</text:p>
          </table:table-cell>
          <table:table-cell office:value-type="string" calcext:value-type="string">
            <text:p>Quercus sp.</text:p>
          </table:table-cell>
          <table:table-cell office:value-type="string" calcext:value-type="string">
            <text:p>Quercus robur</text:p>
          </table:table-cell>
          <table:table-cell office:value-type="string" calcext:value-type="string">
            <text:p>Quercus petrea</text:p>
          </table:table-cell>
          <table:table-cell office:value-type="string" calcext:value-type="string">
            <text:p>Quercus rubra</text:p>
          </table:table-cell>
          <table:table-cell office:value-type="string" calcext:value-type="string">
            <text:p>Juglans regia</text:p>
          </table:table-cell>
          <table:table-cell office:value-type="string" calcext:value-type="string">
            <text:p>Juglans ni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-</text:p>
          </table:table-cell>
          <table:table-cell office:value-type="string" calcext:value-type="string">
            <text:p>Populus sp.</text:p>
          </table:table-cell>
          <table:table-cell office:value-type="string" calcext:value-type="string">
            <text:p>Populus canadensis</text:p>
          </table:table-cell>
          <table:table-cell office:value-type="string" calcext:value-type="string">
            <text:p>Populus tremu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-</text:p>
          </table:table-cell>
          <table:table-cell office:value-type="string" calcext:value-type="string">
            <text:p>Betula sp.</text:p>
          </table:table-cell>
          <table:table-cell table:number-columns-repeated="7"/>
          <table:table-cell office:value-type="string" calcext:value-type="string">
            <text:p>Alnus glutin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-</text:p>
          </table:table-cell>
          <table:table-cell office:value-type="string" calcext:value-type="string">
            <text:p>Acer sp.</text:p>
          </table:table-cell>
          <table:table-cell office:value-type="string" calcext:value-type="string">
            <text:p>Acer campestre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Acer platanoides</text:p>
          </table:table-cell>
          <table:table-cell office:value-type="string" calcext:value-type="string">
            <text:p>Aesculus hippocastanum</text:p>
          </table:table-cell>
          <table:table-cell table:number-columns-repeated="3"/>
          <table:table-cell office:value-type="string" calcext:value-type="string">
            <text:p>Platanus s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inus sp.</text:p>
          </table:table-cell>
          <table:table-cell office:value-type="string" calcext:value-type="string">
            <text:p>Pinus nigra nigra</text:p>
          </table:table-cell>
          <table:table-cell office:value-type="string" calcext:value-type="string">
            <text:p>Pinus nigra laricio</text:p>
          </table:table-cell>
          <table:table-cell office:value-type="string" calcext:value-type="string">
            <text:p>Pinus sylvest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Larix decidua</text:p>
          </table:table-cell>
          <table:table-cell table:number-columns-repeated="2"/>
          <table:table-cell office:value-type="string" calcext:value-type="string">
            <text:p>Picea abies</text:p>
          </table:table-cell>
          <table:table-cell table:number-columns-repeated="2"/>
          <table:table-cell office:value-type="string" calcext:value-type="string">
            <text:p>Pseudotsuga menziesii </text:p>
          </table:table-cell>
          <table:table-cell office:value-type="string" calcext:value-type="string">
            <text:p>Picea sitchensis</text:p>
          </table:table-cell>
          <table:table-cell office:value-type="string" calcext:value-type="string">
            <text:p>Larix kaempf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Abies</text:p>
          </table:table-cell>
          <table:table-cell office:value-type="string" calcext:value-type="string">
            <text:p>Abies alba</text:p>
          </table:table-cell>
          <table:table-cell office:value-type="string" calcext:value-type="string">
            <text:p>Abies nordmanniana</text:p>
          </table:table-cell>
          <table:table-cell table:number-columns-repeated="2"/>
          <table:table-cell office:value-type="string" calcext:value-type="string">
            <text:p>Abies noble</text:p>
          </table:table-cell>
          <table:table-cell office:value-type="string" calcext:value-type="string">
            <text:p>Abies grandis</text:p>
          </table:table-cell>
          <table:table-cell table:number-columns-repeated="2"/>
          <table:table-cell office:value-type="string" calcext:value-type="string">
            <text:p>Cedrus atlantica</text:p>
          </table:table-cell>
          <table:table-cell office:value-type="string" calcext:value-type="string">
            <text:p>Tsuga heterophylla</text:p>
          </table:table-cell>
          <table:table-cell office:value-type="string" calcext:value-type="string">
            <text:p>Sequoia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1p</text:p>
          </table:table-cell>
          <table:table-cell table:style-name="ce1" office:value-type="string" calcext:value-type="string">
            <text:p>d2p</text:p>
          </table:table-cell>
          <table:table-cell table:style-name="ce1" office:value-type="string" calcext:value-type="string">
            <text:p>d3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d1o</text:p>
          </table:table-cell>
          <table:table-cell table:style-name="ce1" office:value-type="string" calcext:value-type="string">
            <text:p>d2o</text:p>
          </table:table-cell>
          <table:table-cell table:style-name="ce1" office:value-type="string" calcext:value-type="string">
            <text:p>d3o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table:formula="of:=[.A15]&amp;[.$C$14]" office:value-type="string" office:string-value="B3d1" calcext:value-type="string">
            <text:p>B3d1</text:p>
          </table:table-cell>
          <table:table-cell table:formula="of:=[.A15]&amp;[.$D$14]" office:value-type="string" office:string-value="B3d2" calcext:value-type="string">
            <text:p>B3d2</text:p>
          </table:table-cell>
          <table:table-cell table:formula="of:=[.A15]&amp;[.$E$14]" office:value-type="string" office:string-value="B3d3" calcext:value-type="string">
            <text:p>B3d3</text:p>
          </table:table-cell>
          <table:table-cell office:value-type="string" calcext:value-type="string">
            <text:p>Bp</text:p>
          </table:table-cell>
          <table:table-cell table:formula="of:=[.A15]&amp;[.$G$14]" office:value-type="string" office:string-value="B3d1p" calcext:value-type="string">
            <text:p>B3d1p</text:p>
          </table:table-cell>
          <table:table-cell table:formula="of:=[.A15]&amp;[.$H$14]" office:value-type="string" office:string-value="B3d2p" calcext:value-type="string">
            <text:p>B3d2p</text:p>
          </table:table-cell>
          <table:table-cell table:formula="of:=[.A15]&amp;[.$I$14]" office:value-type="string" office:string-value="B3d3p" calcext:value-type="string">
            <text:p>B3d3p</text:p>
          </table:table-cell>
          <table:table-cell office:value-type="string" calcext:value-type="string">
            <text:p>Bo</text:p>
          </table:table-cell>
          <table:table-cell table:formula="of:=[.A15]&amp;[.$K$14]" office:value-type="string" office:string-value="B3d1o" calcext:value-type="string">
            <text:p>B3d1o</text:p>
          </table:table-cell>
          <table:table-cell table:formula="of:=[.A15]&amp;[.$L$14]" office:value-type="string" office:string-value="B3d2o" calcext:value-type="string">
            <text:p>B3d2o</text:p>
          </table:table-cell>
          <table:table-cell table:formula="of:=[.A15]&amp;[.$M$14]" office:value-type="string" office:string-value="B3d3o" calcext:value-type="string">
            <text:p>B3d3o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/>
          <table:table-cell table:formula="of:=[.A16]&amp;[.$C$14]" office:value-type="string" office:string-value="B5d1" calcext:value-type="string">
            <text:p>B5d1</text:p>
          </table:table-cell>
          <table:table-cell table:formula="of:=[.A16]&amp;[.$D$14]" office:value-type="string" office:string-value="B5d2" calcext:value-type="string">
            <text:p>B5d2</text:p>
          </table:table-cell>
          <table:table-cell table:formula="of:=[.A16]&amp;[.$E$14]" office:value-type="string" office:string-value="B5d3" calcext:value-type="string">
            <text:p>B5d3</text:p>
          </table:table-cell>
          <table:table-cell/>
          <table:table-cell table:formula="of:=[.A16]&amp;[.$G$14]" office:value-type="string" office:string-value="B5d1p" calcext:value-type="string">
            <text:p>B5d1p</text:p>
          </table:table-cell>
          <table:table-cell table:formula="of:=[.A16]&amp;[.$H$14]" office:value-type="string" office:string-value="B5d2p" calcext:value-type="string">
            <text:p>B5d2p</text:p>
          </table:table-cell>
          <table:table-cell table:formula="of:=[.A16]&amp;[.$I$14]" office:value-type="string" office:string-value="B5d3p" calcext:value-type="string">
            <text:p>B5d3p</text:p>
          </table:table-cell>
          <table:table-cell/>
          <table:table-cell table:formula="of:=[.A16]&amp;[.$K$14]" office:value-type="string" office:string-value="B5d1o" calcext:value-type="string">
            <text:p>B5d1o</text:p>
          </table:table-cell>
          <table:table-cell table:formula="of:=[.A16]&amp;[.$L$14]" office:value-type="string" office:string-value="B5d2o" calcext:value-type="string">
            <text:p>B5d2o</text:p>
          </table:table-cell>
          <table:table-cell table:formula="of:=[.A16]&amp;[.$M$14]" office:value-type="string" office:string-value="B5d3o" calcext:value-type="string">
            <text:p>B5d3o</text:p>
          </table:table-cell>
        </table:table-row>
        <table:table-row table:style-name="ro1">
          <table:table-cell office:value-type="string" calcext:value-type="string">
            <text:p>B3+</text:p>
          </table:table-cell>
          <table:table-cell table:formula="of:=[.A17]&amp;[.$B$14]" office:value-type="string" office:string-value="B3+" calcext:value-type="string">
            <text:p>B3+</text:p>
          </table:table-cell>
          <table:table-cell table:formula="of:=[.A17]&amp;[.$C$14]" office:value-type="string" office:string-value="B3+d1" calcext:value-type="string">
            <text:p>B3+d1</text:p>
          </table:table-cell>
          <table:table-cell table:formula="of:=[.A17]&amp;[.$D$14]" office:value-type="string" office:string-value="B3+d2" calcext:value-type="string">
            <text:p>B3+d2</text:p>
          </table:table-cell>
          <table:table-cell table:formula="of:=[.A17]&amp;[.$E$14]" office:value-type="string" office:string-value="B3+d3" calcext:value-type="string">
            <text:p>B3+d3</text:p>
          </table:table-cell>
          <table:table-cell table:formula="of:=[.A17]&amp;[.$F$14]" office:value-type="string" office:string-value="B3+p" calcext:value-type="string">
            <text:p>B3+p</text:p>
          </table:table-cell>
          <table:table-cell table:formula="of:=[.A17]&amp;[.$G$14]" office:value-type="string" office:string-value="B3+d1p" calcext:value-type="string">
            <text:p>B3+d1p</text:p>
          </table:table-cell>
          <table:table-cell table:formula="of:=[.A17]&amp;[.$H$14]" office:value-type="string" office:string-value="B3+d2p" calcext:value-type="string">
            <text:p>B3+d2p</text:p>
          </table:table-cell>
          <table:table-cell table:formula="of:=[.A17]&amp;[.$I$14]" office:value-type="string" office:string-value="B3+d3p" calcext:value-type="string">
            <text:p>B3+d3p</text:p>
          </table:table-cell>
          <table:table-cell table:formula="of:=[.A17]&amp;[.$J$14]" office:value-type="string" office:string-value="B3+o" calcext:value-type="string">
            <text:p>B3+o</text:p>
          </table:table-cell>
          <table:table-cell table:formula="of:=[.A17]&amp;[.$K$14]" office:value-type="string" office:string-value="B3+d1o" calcext:value-type="string">
            <text:p>B3+d1o</text:p>
          </table:table-cell>
          <table:table-cell table:formula="of:=[.A17]&amp;[.$L$14]" office:value-type="string" office:string-value="B3+d2o" calcext:value-type="string">
            <text:p>B3+d2o</text:p>
          </table:table-cell>
          <table:table-cell table:formula="of:=[.A17]&amp;[.$M$14]" office:value-type="string" office:string-value="B3+d3o" calcext:value-type="string">
            <text:p>B3+d3o</text:p>
          </table:table-cell>
        </table:table-row>
        <table:table-row table:style-name="ro1">
          <table:table-cell office:value-type="string" calcext:value-type="string">
            <text:p>B4+</text:p>
          </table:table-cell>
          <table:table-cell table:formula="of:=[.A18]&amp;[.$B$14]" office:value-type="string" office:string-value="B4+" calcext:value-type="string">
            <text:p>B4+</text:p>
          </table:table-cell>
          <table:table-cell table:formula="of:=[.A18]&amp;[.$C$14]" office:value-type="string" office:string-value="B4+d1" calcext:value-type="string">
            <text:p>B4+d1</text:p>
          </table:table-cell>
          <table:table-cell table:formula="of:=[.A18]&amp;[.$D$14]" office:value-type="string" office:string-value="B4+d2" calcext:value-type="string">
            <text:p>B4+d2</text:p>
          </table:table-cell>
          <table:table-cell table:formula="of:=[.A18]&amp;[.$E$14]" office:value-type="string" office:string-value="B4+d3" calcext:value-type="string">
            <text:p>B4+d3</text:p>
          </table:table-cell>
          <table:table-cell table:formula="of:=[.A18]&amp;[.$F$14]" office:value-type="string" office:string-value="B4+p" calcext:value-type="string">
            <text:p>B4+p</text:p>
          </table:table-cell>
          <table:table-cell table:formula="of:=[.A18]&amp;[.$G$14]" office:value-type="string" office:string-value="B4+d1p" calcext:value-type="string">
            <text:p>B4+d1p</text:p>
          </table:table-cell>
          <table:table-cell table:formula="of:=[.A18]&amp;[.$H$14]" office:value-type="string" office:string-value="B4+d2p" calcext:value-type="string">
            <text:p>B4+d2p</text:p>
          </table:table-cell>
          <table:table-cell table:formula="of:=[.A18]&amp;[.$I$14]" office:value-type="string" office:string-value="B4+d3p" calcext:value-type="string">
            <text:p>B4+d3p</text:p>
          </table:table-cell>
          <table:table-cell table:formula="of:=[.A18]&amp;[.$J$14]" office:value-type="string" office:string-value="B4+o" calcext:value-type="string">
            <text:p>B4+o</text:p>
          </table:table-cell>
          <table:table-cell table:formula="of:=[.A18]&amp;[.$K$14]" office:value-type="string" office:string-value="B4+d1o" calcext:value-type="string">
            <text:p>B4+d1o</text:p>
          </table:table-cell>
          <table:table-cell table:formula="of:=[.A18]&amp;[.$L$14]" office:value-type="string" office:string-value="B4+d2o" calcext:value-type="string">
            <text:p>B4+d2o</text:p>
          </table:table-cell>
          <table:table-cell table:formula="of:=[.A18]&amp;[.$M$14]" office:value-type="string" office:string-value="B4+d3o" calcext:value-type="string">
            <text:p>B4+d3o</text:p>
          </table:table-cell>
        </table:table-row>
        <table:table-row table:style-name="ro1">
          <table:table-cell office:value-type="string" calcext:value-type="string">
            <text:p>B5+</text:p>
          </table:table-cell>
          <table:table-cell table:formula="of:=[.A19]&amp;[.$B$14]" office:value-type="string" office:string-value="B5+" calcext:value-type="string">
            <text:p>B5+</text:p>
          </table:table-cell>
          <table:table-cell table:formula="of:=[.A19]&amp;[.$C$14]" office:value-type="string" office:string-value="B5+d1" calcext:value-type="string">
            <text:p>B5+d1</text:p>
          </table:table-cell>
          <table:table-cell table:formula="of:=[.A19]&amp;[.$D$14]" office:value-type="string" office:string-value="B5+d2" calcext:value-type="string">
            <text:p>B5+d2</text:p>
          </table:table-cell>
          <table:table-cell table:formula="of:=[.A19]&amp;[.$E$14]" office:value-type="string" office:string-value="B5+d3" calcext:value-type="string">
            <text:p>B5+d3</text:p>
          </table:table-cell>
          <table:table-cell table:formula="of:=[.A19]&amp;[.$F$14]" office:value-type="string" office:string-value="B5+p" calcext:value-type="string">
            <text:p>B5+p</text:p>
          </table:table-cell>
          <table:table-cell table:formula="of:=[.A19]&amp;[.$G$14]" office:value-type="string" office:string-value="B5+d1p" calcext:value-type="string">
            <text:p>B5+d1p</text:p>
          </table:table-cell>
          <table:table-cell table:formula="of:=[.A19]&amp;[.$H$14]" office:value-type="string" office:string-value="B5+d2p" calcext:value-type="string">
            <text:p>B5+d2p</text:p>
          </table:table-cell>
          <table:table-cell table:formula="of:=[.A19]&amp;[.$I$14]" office:value-type="string" office:string-value="B5+d3p" calcext:value-type="string">
            <text:p>B5+d3p</text:p>
          </table:table-cell>
          <table:table-cell table:formula="of:=[.A19]&amp;[.$J$14]" office:value-type="string" office:string-value="B5+o" calcext:value-type="string">
            <text:p>B5+o</text:p>
          </table:table-cell>
          <table:table-cell table:formula="of:=[.A19]&amp;[.$K$14]" office:value-type="string" office:string-value="B5+d1o" calcext:value-type="string">
            <text:p>B5+d1o</text:p>
          </table:table-cell>
          <table:table-cell table:formula="of:=[.A19]&amp;[.$L$14]" office:value-type="string" office:string-value="B5+d2o" calcext:value-type="string">
            <text:p>B5+d2o</text:p>
          </table:table-cell>
          <table:table-cell table:formula="of:=[.A19]&amp;[.$M$14]" office:value-type="string" office:string-value="B5+d3o" calcext:value-type="string">
            <text:p>B5+d3o</text:p>
          </table:table-cell>
        </table:table-row>
        <table:table-row table:style-name="ro1">
          <table:table-cell office:value-type="string" calcext:value-type="string">
            <text:p>B3-</text:p>
          </table:table-cell>
          <table:table-cell table:formula="of:=[.A20]&amp;[.$B$14]" office:value-type="string" office:string-value="B3-" calcext:value-type="string">
            <text:p>B3-</text:p>
          </table:table-cell>
          <table:table-cell table:formula="of:=[.A20]&amp;[.$C$14]" office:value-type="string" office:string-value="B3-d1" calcext:value-type="string">
            <text:p>B3-d1</text:p>
          </table:table-cell>
          <table:table-cell table:formula="of:=[.A20]&amp;[.$D$14]" office:value-type="string" office:string-value="B3-d2" calcext:value-type="string">
            <text:p>B3-d2</text:p>
          </table:table-cell>
          <table:table-cell table:formula="of:=[.A20]&amp;[.$E$14]" office:value-type="string" office:string-value="B3-d3" calcext:value-type="string">
            <text:p>B3-d3</text:p>
          </table:table-cell>
          <table:table-cell table:formula="of:=[.A20]&amp;[.$F$14]" office:value-type="string" office:string-value="B3-p" calcext:value-type="string">
            <text:p>B3-p</text:p>
          </table:table-cell>
          <table:table-cell table:formula="of:=[.A20]&amp;[.$G$14]" office:value-type="string" office:string-value="B3-d1p" calcext:value-type="string">
            <text:p>B3-d1p</text:p>
          </table:table-cell>
          <table:table-cell table:formula="of:=[.A20]&amp;[.$H$14]" office:value-type="string" office:string-value="B3-d2p" calcext:value-type="string">
            <text:p>B3-d2p</text:p>
          </table:table-cell>
          <table:table-cell table:formula="of:=[.A20]&amp;[.$I$14]" office:value-type="string" office:string-value="B3-d3p" calcext:value-type="string">
            <text:p>B3-d3p</text:p>
          </table:table-cell>
          <table:table-cell table:formula="of:=[.A20]&amp;[.$J$14]" office:value-type="string" office:string-value="B3-o" calcext:value-type="string">
            <text:p>B3-o</text:p>
          </table:table-cell>
          <table:table-cell table:formula="of:=[.A20]&amp;[.$K$14]" office:value-type="string" office:string-value="B3-d1o" calcext:value-type="string">
            <text:p>B3-d1o</text:p>
          </table:table-cell>
          <table:table-cell table:formula="of:=[.A20]&amp;[.$L$14]" office:value-type="string" office:string-value="B3-d2o" calcext:value-type="string">
            <text:p>B3-d2o</text:p>
          </table:table-cell>
          <table:table-cell table:formula="of:=[.A20]&amp;[.$M$14]" office:value-type="string" office:string-value="B3-d3o" calcext:value-type="string">
            <text:p>B3-d3o</text:p>
          </table:table-cell>
        </table:table-row>
        <table:table-row table:style-name="ro1">
          <table:table-cell office:value-type="string" calcext:value-type="string">
            <text:p>B4-</text:p>
          </table:table-cell>
          <table:table-cell table:formula="of:=[.A21]&amp;[.$B$14]" office:value-type="string" office:string-value="B4-" calcext:value-type="string">
            <text:p>B4-</text:p>
          </table:table-cell>
          <table:table-cell table:formula="of:=[.A21]&amp;[.$C$14]" office:value-type="string" office:string-value="B4-d1" calcext:value-type="string">
            <text:p>B4-d1</text:p>
          </table:table-cell>
          <table:table-cell table:formula="of:=[.A21]&amp;[.$D$14]" office:value-type="string" office:string-value="B4-d2" calcext:value-type="string">
            <text:p>B4-d2</text:p>
          </table:table-cell>
          <table:table-cell table:formula="of:=[.A21]&amp;[.$E$14]" office:value-type="string" office:string-value="B4-d3" calcext:value-type="string">
            <text:p>B4-d3</text:p>
          </table:table-cell>
          <table:table-cell table:formula="of:=[.A21]&amp;[.$F$14]" office:value-type="string" office:string-value="B4-p" calcext:value-type="string">
            <text:p>B4-p</text:p>
          </table:table-cell>
          <table:table-cell table:formula="of:=[.A21]&amp;[.$G$14]" office:value-type="string" office:string-value="B4-d1p" calcext:value-type="string">
            <text:p>B4-d1p</text:p>
          </table:table-cell>
          <table:table-cell table:formula="of:=[.A21]&amp;[.$H$14]" office:value-type="string" office:string-value="B4-d2p" calcext:value-type="string">
            <text:p>B4-d2p</text:p>
          </table:table-cell>
          <table:table-cell table:formula="of:=[.A21]&amp;[.$I$14]" office:value-type="string" office:string-value="B4-d3p" calcext:value-type="string">
            <text:p>B4-d3p</text:p>
          </table:table-cell>
          <table:table-cell table:formula="of:=[.A21]&amp;[.$J$14]" office:value-type="string" office:string-value="B4-o" calcext:value-type="string">
            <text:p>B4-o</text:p>
          </table:table-cell>
          <table:table-cell table:formula="of:=[.A21]&amp;[.$K$14]" office:value-type="string" office:string-value="B4-d1o" calcext:value-type="string">
            <text:p>B4-d1o</text:p>
          </table:table-cell>
          <table:table-cell table:formula="of:=[.A21]&amp;[.$L$14]" office:value-type="string" office:string-value="B4-d2o" calcext:value-type="string">
            <text:p>B4-d2o</text:p>
          </table:table-cell>
          <table:table-cell table:formula="of:=[.A21]&amp;[.$M$14]" office:value-type="string" office:string-value="B4-d3o" calcext:value-type="string">
            <text:p>B4-d3o</text:p>
          </table:table-cell>
        </table:table-row>
        <table:table-row table:style-name="ro1">
          <table:table-cell office:value-type="string" calcext:value-type="string">
            <text:p>B5-</text:p>
          </table:table-cell>
          <table:table-cell table:formula="of:=[.A22]&amp;[.$B$14]" office:value-type="string" office:string-value="B5-" calcext:value-type="string">
            <text:p>B5-</text:p>
          </table:table-cell>
          <table:table-cell table:formula="of:=[.A22]&amp;[.$C$14]" office:value-type="string" office:string-value="B5-d1" calcext:value-type="string">
            <text:p>B5-d1</text:p>
          </table:table-cell>
          <table:table-cell table:formula="of:=[.A22]&amp;[.$D$14]" office:value-type="string" office:string-value="B5-d2" calcext:value-type="string">
            <text:p>B5-d2</text:p>
          </table:table-cell>
          <table:table-cell table:formula="of:=[.A22]&amp;[.$E$14]" office:value-type="string" office:string-value="B5-d3" calcext:value-type="string">
            <text:p>B5-d3</text:p>
          </table:table-cell>
          <table:table-cell table:formula="of:=[.A22]&amp;[.$F$14]" office:value-type="string" office:string-value="B5-p" calcext:value-type="string">
            <text:p>B5-p</text:p>
          </table:table-cell>
          <table:table-cell table:formula="of:=[.A22]&amp;[.$G$14]" office:value-type="string" office:string-value="B5-d1p" calcext:value-type="string">
            <text:p>B5-d1p</text:p>
          </table:table-cell>
          <table:table-cell table:formula="of:=[.A22]&amp;[.$H$14]" office:value-type="string" office:string-value="B5-d2p" calcext:value-type="string">
            <text:p>B5-d2p</text:p>
          </table:table-cell>
          <table:table-cell table:formula="of:=[.A22]&amp;[.$I$14]" office:value-type="string" office:string-value="B5-d3p" calcext:value-type="string">
            <text:p>B5-d3p</text:p>
          </table:table-cell>
          <table:table-cell table:formula="of:=[.A22]&amp;[.$J$14]" office:value-type="string" office:string-value="B5-o" calcext:value-type="string">
            <text:p>B5-o</text:p>
          </table:table-cell>
          <table:table-cell table:formula="of:=[.A22]&amp;[.$K$14]" office:value-type="string" office:string-value="B5-d1o" calcext:value-type="string">
            <text:p>B5-d1o</text:p>
          </table:table-cell>
          <table:table-cell table:formula="of:=[.A22]&amp;[.$L$14]" office:value-type="string" office:string-value="B5-d2o" calcext:value-type="string">
            <text:p>B5-d2o</text:p>
          </table:table-cell>
          <table:table-cell table:formula="of:=[.A22]&amp;[.$M$14]" office:value-type="string" office:string-value="B5-d3o" calcext:value-type="string">
            <text:p>B5-d3o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[.A23]&amp;[.$B$14]" office:value-type="string" office:string-value="C3" calcext:value-type="string">
            <text:p>C3</text:p>
          </table:table-cell>
          <table:table-cell table:formula="of:=[.A23]&amp;[.$C$14]" office:value-type="string" office:string-value="C3d1" calcext:value-type="string">
            <text:p>C3d1</text:p>
          </table:table-cell>
          <table:table-cell table:formula="of:=[.A23]&amp;[.$D$14]" office:value-type="string" office:string-value="C3d2" calcext:value-type="string">
            <text:p>C3d2</text:p>
          </table:table-cell>
          <table:table-cell table:formula="of:=[.A23]&amp;[.$E$14]" office:value-type="string" office:string-value="C3d3" calcext:value-type="string">
            <text:p>C3d3</text:p>
          </table:table-cell>
          <table:table-cell table:formula="of:=[.A23]&amp;[.$F$14]" office:value-type="string" office:string-value="C3p" calcext:value-type="string">
            <text:p>C3p</text:p>
          </table:table-cell>
          <table:table-cell table:formula="of:=[.A23]&amp;[.$G$14]" office:value-type="string" office:string-value="C3d1p" calcext:value-type="string">
            <text:p>C3d1p</text:p>
          </table:table-cell>
          <table:table-cell table:formula="of:=[.A23]&amp;[.$H$14]" office:value-type="string" office:string-value="C3d2p" calcext:value-type="string">
            <text:p>C3d2p</text:p>
          </table:table-cell>
          <table:table-cell table:formula="of:=[.A23]&amp;[.$I$14]" office:value-type="string" office:string-value="C3d3p" calcext:value-type="string">
            <text:p>C3d3p</text:p>
          </table:table-cell>
          <table:table-cell table:formula="of:=[.A23]&amp;[.$J$14]" office:value-type="string" office:string-value="C3o" calcext:value-type="string">
            <text:p>C3o</text:p>
          </table:table-cell>
          <table:table-cell table:formula="of:=[.A23]&amp;[.$K$14]" office:value-type="string" office:string-value="C3d1o" calcext:value-type="string">
            <text:p>C3d1o</text:p>
          </table:table-cell>
          <table:table-cell table:formula="of:=[.A23]&amp;[.$L$14]" office:value-type="string" office:string-value="C3d2o" calcext:value-type="string">
            <text:p>C3d2o</text:p>
          </table:table-cell>
          <table:table-cell table:formula="of:=[.A23]&amp;[.$M$14]" office:value-type="string" office:string-value="C3d3o" calcext:value-type="string">
            <text:p>C3d3o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[.A24]&amp;[.$B$14]" office:value-type="string" office:string-value="C4" calcext:value-type="string">
            <text:p>C4</text:p>
          </table:table-cell>
          <table:table-cell table:formula="of:=[.A24]&amp;[.$C$14]" office:value-type="string" office:string-value="C4d1" calcext:value-type="string">
            <text:p>C4d1</text:p>
          </table:table-cell>
          <table:table-cell table:formula="of:=[.A24]&amp;[.$D$14]" office:value-type="string" office:string-value="C4d2" calcext:value-type="string">
            <text:p>C4d2</text:p>
          </table:table-cell>
          <table:table-cell table:formula="of:=[.A24]&amp;[.$E$14]" office:value-type="string" office:string-value="C4d3" calcext:value-type="string">
            <text:p>C4d3</text:p>
          </table:table-cell>
          <table:table-cell table:formula="of:=[.A24]&amp;[.$F$14]" office:value-type="string" office:string-value="C4p" calcext:value-type="string">
            <text:p>C4p</text:p>
          </table:table-cell>
          <table:table-cell table:formula="of:=[.A24]&amp;[.$G$14]" office:value-type="string" office:string-value="C4d1p" calcext:value-type="string">
            <text:p>C4d1p</text:p>
          </table:table-cell>
          <table:table-cell table:formula="of:=[.A24]&amp;[.$H$14]" office:value-type="string" office:string-value="C4d2p" calcext:value-type="string">
            <text:p>C4d2p</text:p>
          </table:table-cell>
          <table:table-cell table:formula="of:=[.A24]&amp;[.$I$14]" office:value-type="string" office:string-value="C4d3p" calcext:value-type="string">
            <text:p>C4d3p</text:p>
          </table:table-cell>
          <table:table-cell table:formula="of:=[.A24]&amp;[.$J$14]" office:value-type="string" office:string-value="C4o" calcext:value-type="string">
            <text:p>C4o</text:p>
          </table:table-cell>
          <table:table-cell table:formula="of:=[.A24]&amp;[.$K$14]" office:value-type="string" office:string-value="C4d1o" calcext:value-type="string">
            <text:p>C4d1o</text:p>
          </table:table-cell>
          <table:table-cell table:formula="of:=[.A24]&amp;[.$L$14]" office:value-type="string" office:string-value="C4d2o" calcext:value-type="string">
            <text:p>C4d2o</text:p>
          </table:table-cell>
          <table:table-cell table:formula="of:=[.A24]&amp;[.$M$14]" office:value-type="string" office:string-value="C4d3o" calcext:value-type="string">
            <text:p>C4d3o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[.A25]&amp;[.$B$14]" office:value-type="string" office:string-value="C5" calcext:value-type="string">
            <text:p>C5</text:p>
          </table:table-cell>
          <table:table-cell table:formula="of:=[.A25]&amp;[.$C$14]" office:value-type="string" office:string-value="C5d1" calcext:value-type="string">
            <text:p>C5d1</text:p>
          </table:table-cell>
          <table:table-cell table:formula="of:=[.A25]&amp;[.$D$14]" office:value-type="string" office:string-value="C5d2" calcext:value-type="string">
            <text:p>C5d2</text:p>
          </table:table-cell>
          <table:table-cell table:formula="of:=[.A25]&amp;[.$E$14]" office:value-type="string" office:string-value="C5d3" calcext:value-type="string">
            <text:p>C5d3</text:p>
          </table:table-cell>
          <table:table-cell table:formula="of:=[.A25]&amp;[.$F$14]" office:value-type="string" office:string-value="C5p" calcext:value-type="string">
            <text:p>C5p</text:p>
          </table:table-cell>
          <table:table-cell table:formula="of:=[.A25]&amp;[.$G$14]" office:value-type="string" office:string-value="C5d1p" calcext:value-type="string">
            <text:p>C5d1p</text:p>
          </table:table-cell>
          <table:table-cell table:formula="of:=[.A25]&amp;[.$H$14]" office:value-type="string" office:string-value="C5d2p" calcext:value-type="string">
            <text:p>C5d2p</text:p>
          </table:table-cell>
          <table:table-cell table:formula="of:=[.A25]&amp;[.$I$14]" office:value-type="string" office:string-value="C5d3p" calcext:value-type="string">
            <text:p>C5d3p</text:p>
          </table:table-cell>
          <table:table-cell table:formula="of:=[.A25]&amp;[.$J$14]" office:value-type="string" office:string-value="C5o" calcext:value-type="string">
            <text:p>C5o</text:p>
          </table:table-cell>
          <table:table-cell table:formula="of:=[.A25]&amp;[.$K$14]" office:value-type="string" office:string-value="C5d1o" calcext:value-type="string">
            <text:p>C5d1o</text:p>
          </table:table-cell>
          <table:table-cell table:formula="of:=[.A25]&amp;[.$L$14]" office:value-type="string" office:string-value="C5d2o" calcext:value-type="string">
            <text:p>C5d2o</text:p>
          </table:table-cell>
          <table:table-cell table:formula="of:=[.A25]&amp;[.$M$14]" office:value-type="string" office:string-value="C5d3o" calcext:value-type="string">
            <text:p>C5d3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en Minet</meta:initial-creator>
    <meta:creation-date>2024-01-23T21:58:54.556573619</meta:creation-date>
    <meta:generator>LibreOffice/7.3.7.2$Linux_X86_64 LibreOffice_project/30$Build-2</meta:generator>
    <dc:date>2024-02-07T21:44:41.744096677</dc:date>
    <dc:creator>Julien Minet</dc:creator>
    <meta:editing-duration>PT1H6M7S</meta:editing-duration>
    <meta:editing-cycles>20</meta:editing-cycles>
    <meta:document-statistic meta:table-count="1" meta:cell-count="225" meta:object-count="0"/>
  </office:meta>
</office:document-meta>
</file>